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" svg:font-family="lato, calibri, arial, helvetic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officeooo:paragraph-rsid="001d2deb"/>
    </style:style>
    <style:style style:name="P3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officeooo:paragraph-rsid="00202de9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officeooo:paragraph-rsid="0021e67a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officeooo:paragraph-rsid="00234ea5"/>
    </style:style>
    <style:style style:name="P6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officeooo:paragraph-rsid="00236ad9"/>
    </style:style>
    <style:style style:name="P7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officeooo:paragraph-rsid="00286d4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1c661c" style:font-size-asian="16pt" style:font-size-complex="16pt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1d2deb" style:font-size-asian="16pt" style:font-size-complex="16pt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202de9" style:font-size-asian="16pt" style:font-size-complex="16pt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21e67a" style:font-size-asian="16pt" style:font-size-complex="16pt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234ea5" style:font-size-asian="16pt" style:font-size-complex="16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236ad9" style:font-size-asian="16pt" style:font-size-complex="16pt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1c661c" officeooo:paragraph-rsid="00286d43" style:font-size-asian="16pt" style:font-size-complex="16pt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02de9" officeooo:paragraph-rsid="00202de9" style:font-size-asian="16pt" style:font-size-complex="16pt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27d51" officeooo:paragraph-rsid="00227d51" style:font-size-asian="16pt" style:font-size-complex="16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27d51" officeooo:paragraph-rsid="00234ea5" style:font-size-asian="16pt" style:font-size-complex="16pt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27d51" officeooo:paragraph-rsid="00236ad9" style:font-size-asian="16pt" style:font-size-complex="16pt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27d51" officeooo:paragraph-rsid="00286d43" style:font-size-asian="16pt" style:font-size-complex="16pt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36ad9" officeooo:paragraph-rsid="00236ad9" style:font-size-asian="16pt" style:font-size-complex="16pt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6pt" fo:letter-spacing="normal" fo:font-style="normal" fo:font-weight="normal" officeooo:rsid="00286d43" officeooo:paragraph-rsid="00286d43" style:font-size-asian="16pt" style:font-size-complex="16pt"/>
    </style:style>
    <style:style style:name="P22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1c661c" style:font-size-asian="16pt" style:font-size-complex="16pt"/>
    </style:style>
    <style:style style:name="P23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1d2deb" style:font-size-asian="16pt" style:font-size-complex="16pt"/>
    </style:style>
    <style:style style:name="P24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202de9" style:font-size-asian="16pt" style:font-size-complex="16pt"/>
    </style:style>
    <style:style style:name="P25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21e67a" style:font-size-asian="16pt" style:font-size-complex="16pt"/>
    </style:style>
    <style:style style:name="P26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234ea5" style:font-size-asian="16pt" style:font-size-complex="16pt"/>
    </style:style>
    <style:style style:name="P27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236ad9" style:font-size-asian="16pt" style:font-size-complex="16pt"/>
    </style:style>
    <style:style style:name="P28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1c661c" officeooo:paragraph-rsid="00286d43" style:font-size-asian="16pt" style:font-size-complex="16pt"/>
    </style:style>
    <style:style style:name="P29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paragraph-rsid="001d2deb" style:font-size-asian="16pt" style:font-size-complex="16pt"/>
    </style:style>
    <style:style style:name="P30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paragraph-rsid="00202de9" style:font-size-asian="16pt" style:font-size-complex="16pt"/>
    </style:style>
    <style:style style:name="P31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paragraph-rsid="0021e67a" style:font-size-asian="16pt" style:font-size-complex="16pt"/>
    </style:style>
    <style:style style:name="P32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paragraph-rsid="00234ea5" style:font-size-asian="16pt" style:font-size-complex="16pt"/>
    </style:style>
    <style:style style:name="P33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paragraph-rsid="00236ad9" style:font-size-asian="16pt" style:font-size-complex="16pt"/>
    </style:style>
    <style:style style:name="P34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paragraph-rsid="00286d43" style:font-size-asian="16pt" style:font-size-complex="16pt"/>
    </style:style>
    <style:style style:name="P35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27d51" style:font-size-asian="16pt" style:font-size-complex="16pt"/>
    </style:style>
    <style:style style:name="P36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34ea5" style:font-size-asian="16pt" style:font-size-complex="16pt"/>
    </style:style>
    <style:style style:name="P37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36ad9" style:font-size-asian="16pt" style:font-size-complex="16pt"/>
    </style:style>
    <style:style style:name="P38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86d43" style:font-size-asian="16pt" style:font-size-complex="16pt"/>
    </style:style>
    <style:style style:name="P39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89962" style:font-size-asian="16pt" style:font-size-complex="16pt"/>
    </style:style>
    <style:style style:name="P40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8f6c6" style:font-size-asian="16pt" style:font-size-complex="16pt"/>
    </style:style>
    <style:style style:name="P41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27d51" officeooo:paragraph-rsid="002973fe" style:font-size-asian="16pt" style:font-size-complex="16pt"/>
    </style:style>
    <style:style style:name="P42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3254b" officeooo:paragraph-rsid="0023254b" style:font-size-asian="16pt" style:font-size-complex="16pt"/>
    </style:style>
    <style:style style:name="P43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3254b" officeooo:paragraph-rsid="00234ea5" style:font-size-asian="16pt" style:font-size-complex="16pt"/>
    </style:style>
    <style:style style:name="P44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3254b" officeooo:paragraph-rsid="00236ad9" style:font-size-asian="16pt" style:font-size-complex="16pt"/>
    </style:style>
    <style:style style:name="P45" style:family="paragraph" style:parent-style-name="Text_20_body">
      <style:paragraph-properties fo:margin-left="0cm" fo:margin-right="0cm" fo:margin-top="0cm" fo:margin-bottom="0.397cm" style:contextual-spacing="false" fo:line-height="160%" fo:orphans="2" fo:widows="2" fo:text-indent="0cm" style:auto-text-indent="false" fo:padding="0cm" fo:border="none"/>
      <style:text-properties fo:font-size="16pt" officeooo:rsid="0023254b" officeooo:paragraph-rsid="00286d43" style:font-size-asian="16pt" style:font-size-complex="16pt"/>
    </style:style>
    <style:style style:name="T1" style:family="text">
      <style:text-properties fo:font-variant="normal" fo:text-transform="none" fo:color="#000000" loext:opacity="100%" style:font-name="lato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ato" fo:letter-spacing="normal" fo:font-style="normal" fo:font-weight="normal" officeooo:rsid="001c661c"/>
    </style:style>
    <style:style style:name="T3" style:family="text">
      <style:text-properties fo:font-variant="normal" fo:text-transform="none" fo:color="#000000" loext:opacity="100%" style:font-name="lato" fo:letter-spacing="normal" fo:font-style="normal" fo:font-weight="normal" officeooo:rsid="001d2deb"/>
    </style:style>
    <style:style style:name="T4" style:family="text">
      <style:text-properties fo:font-variant="normal" fo:text-transform="none" fo:color="#000000" loext:opacity="100%" style:font-name="lato" fo:letter-spacing="normal" fo:font-style="normal" fo:font-weight="normal" officeooo:rsid="001ee06a"/>
    </style:style>
    <style:style style:name="T5" style:family="text">
      <style:text-properties fo:font-variant="normal" fo:text-transform="none" fo:color="#000000" loext:opacity="100%" style:font-name="lato" fo:letter-spacing="normal" fo:font-style="normal" fo:font-weight="normal" officeooo:rsid="00202de9"/>
    </style:style>
    <style:style style:name="T6" style:family="text">
      <style:text-properties fo:font-variant="normal" fo:text-transform="none" fo:color="#000000" loext:opacity="100%" style:font-name="lato" fo:letter-spacing="normal" fo:font-style="normal" fo:font-weight="normal" officeooo:rsid="00227d51"/>
    </style:style>
    <style:style style:name="T7" style:family="text">
      <style:text-properties fo:font-variant="normal" fo:text-transform="none" fo:color="#000000" loext:opacity="100%" style:font-name="lato" fo:letter-spacing="normal" fo:font-style="normal" fo:font-weight="normal" officeooo:rsid="00234ea5"/>
    </style:style>
    <style:style style:name="T8" style:family="text">
      <style:text-properties fo:font-variant="normal" fo:text-transform="none" fo:color="#000000" loext:opacity="100%" style:font-name="lato" fo:letter-spacing="normal" fo:font-style="normal" fo:font-weight="normal" officeooo:rsid="00236ad9"/>
    </style:style>
    <style:style style:name="T9" style:family="text">
      <style:text-properties fo:font-variant="normal" fo:text-transform="none" fo:color="#000000" loext:opacity="100%" style:font-name="lato" fo:letter-spacing="normal" fo:font-style="normal" fo:font-weight="normal" officeooo:rsid="00245441"/>
    </style:style>
    <style:style style:name="T10" style:family="text">
      <style:text-properties fo:font-variant="normal" fo:text-transform="none" fo:color="#000000" loext:opacity="100%" style:font-name="lato" fo:letter-spacing="normal" fo:font-style="normal" fo:font-weight="normal" officeooo:rsid="0025d66f"/>
    </style:style>
    <style:style style:name="T11" style:family="text">
      <style:text-properties fo:font-variant="normal" fo:text-transform="none" fo:color="#000000" loext:opacity="100%" style:font-name="lato" fo:letter-spacing="normal" fo:font-style="normal" fo:font-weight="normal" officeooo:rsid="00286d43"/>
    </style:style>
    <style:style style:name="T12" style:family="text">
      <style:text-properties fo:font-variant="normal" fo:text-transform="none" fo:color="#000000" loext:opacity="100%" style:font-name="lato" fo:letter-spacing="normal" fo:font-style="normal" fo:font-weight="normal" officeooo:rsid="00289962"/>
    </style:style>
    <style:style style:name="T13" style:family="text">
      <style:text-properties fo:font-variant="normal" fo:text-transform="none" fo:color="#000000" loext:opacity="100%" style:font-name="lato" fo:letter-spacing="normal" fo:font-style="normal" fo:font-weight="normal" officeooo:rsid="0028f6c6"/>
    </style:style>
    <style:style style:name="T14" style:family="text">
      <style:text-properties fo:font-variant="normal" fo:text-transform="none" fo:color="#000000" loext:opacity="100%" style:font-name="lato" fo:letter-spacing="normal" fo:font-style="normal" fo:font-weight="normal" officeooo:rsid="002973fe"/>
    </style:style>
    <style:style style:name="T15" style:family="text">
      <style:text-properties fo:font-variant="normal" fo:text-transform="none" fo:color="#000000" loext:opacity="100%" style:font-name="lato" fo:font-size="16pt" fo:letter-spacing="normal" fo:font-style="normal" fo:font-weight="normal" style:font-size-asian="16pt" style:font-size-complex="16pt"/>
    </style:style>
    <style:style style:name="T16" style:family="text">
      <style:text-properties fo:font-variant="normal" fo:text-transform="none" fo:color="#000000" loext:opacity="100%" style:font-name="lato" fo:font-size="16pt" fo:letter-spacing="normal" fo:font-style="normal" fo:font-weight="normal" officeooo:rsid="001c661c" style:font-size-asian="16pt" style:font-size-complex="16pt"/>
    </style:style>
    <style:style style:name="T17" style:family="text">
      <style:text-properties officeooo:rsid="001dda7d"/>
    </style:style>
    <style:style style:name="T18" style:family="text">
      <style:text-properties officeooo:rsid="00202de9"/>
    </style:style>
    <style:style style:name="T19" style:family="text">
      <style:text-properties officeooo:rsid="0021e67a"/>
    </style:style>
    <style:style style:name="T20" style:family="text">
      <style:text-properties officeooo:rsid="00227d51"/>
    </style:style>
    <style:style style:name="T21" style:family="text">
      <style:text-properties officeooo:rsid="0023254b"/>
    </style:style>
    <style:style style:name="T22" style:family="text">
      <style:text-properties officeooo:rsid="00234ea5"/>
    </style:style>
    <style:style style:name="T23" style:family="text">
      <style:text-properties officeooo:rsid="00236ad9"/>
    </style:style>
    <style:style style:name="T24" style:family="text">
      <style:text-properties officeooo:rsid="00286d4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Başlık : Sepet Sayfası</text:span></text:p>
      <text:p text:style-name="P22"><text:span text:style-name="T1">Açıklama : Sepet Sayfasına Ürün Eklenmesi</text:span></text:p>
      <text:p text:style-name="P29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1"><text:span text:style-name="Strong_20_Emphasis"><text:span text:style-name="T15">Test </text:span></text:span><text:span text:style-name="Strong_20_Emphasis"><text:span text:style-name="T16">Adımları :</text:span></text:span></text:p>
      <text:list xml:id="list597441919" text:style-name="L1">
        <text:list-header>
          <text:p text:style-name="P8">1. Kullanıcı uygulamaya giriş yapar </text:p>
          <text:p text:style-name="P8">2. Kullanıcı sepetine ürün ekler</text:p>
          <text:p text:style-name="P8">3. Kullanıcı sepetim sayfasında hızlıca ürünü ekler</text:p>
          <text:p text:style-name="P8">4. Kullanıcı hiçbir problem yaşamadan ürünü sepetine ekler.</text:p>
        </text:list-header>
      </text:list>
      <text:p text:style-name="P22"><text:span text:style-name="T1">Beklenen Sonuç : Kullanıcının hiçbir problem yaşamadan ürünü sepetine eklemesi</text:span></text:p>
      <text:p text:style-name="P41"><text:span text:style-name="T1">Gerçekleşen Sonuç : Uygulama kullanıcıya </text:span><text:span text:style-name="T14">hata gösteriyor ,test başarısız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3"><text:span text:style-name="T1">Başlık : Sepet Sayfası</text:span></text:p>
      <text:p text:style-name="P23"><text:span text:style-name="T1">Açıklama : Sepet Sayfasın</text:span><text:span text:style-name="T3">dan</text:span><text:span text:style-name="T1"> Ürün </text:span><text:span text:style-name="T3">Silinmesi</text:span></text:p>
      <text:p text:style-name="P29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2"><text:span text:style-name="Strong_20_Emphasis"><text:span text:style-name="T15">Test </text:span></text:span><text:span text:style-name="Strong_20_Emphasis"><text:span text:style-name="T16">Adımları :</text:span></text:span></text:p>
      <text:list xml:id="list20455468048288" text:continue-numbering="true" text:style-name="L1">
        <text:list-header>
          <text:p text:style-name="P9">1. Kullanıcı uygulamaya giriş yapar </text:p>
          <text:p text:style-name="P9">2. Kullanıcı sepetine ürün ekler</text:p>
          <text:p text:style-name="P9">3. Kullanıcı sepetim sayfasında hızlıca ürünü <text:span text:style-name="T17">siler</text:span></text:p>
          <text:p text:style-name="P9">4. Kullanıcı hiçbir problem yaşamadan ürünü sepeti<text:span text:style-name="T17">nden siler</text:span>.</text:p>
        </text:list-header>
      </text:list>
      <text:p text:style-name="P23"><text:span text:style-name="T1">Beklenen Sonuç : Kullanıcının hiçbir problem yaşamadan ürünü sepetin</text:span><text:span text:style-name="T4">den silmesi</text:span></text:p>
      <text:p text:style-name="P40"><text:span text:style-name="T4">Gerçekleşen Sonuç : Uygulama </text:span><text:span text:style-name="T13">hata veriyor , test başarısız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oft-page-break/><text:span text:style-name="T4"/></text:p>
      <text:p text:style-name="P23"><text:span text:style-name="T4"/></text:p>
      <text:p text:style-name="P24"><text:span text:style-name="T1">Başlık : Sepet Sayfası</text:span></text:p>
      <text:p text:style-name="P24"><text:span text:style-name="T1">Açıklama : Sepet Sayfasın</text:span><text:span text:style-name="T3">da </text:span><text:span text:style-name="T5">İşlem Yaparken İnternet Kesilmesi</text:span></text:p>
      <text:p text:style-name="P30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3"><text:span text:style-name="Strong_20_Emphasis"><text:span text:style-name="T15">Test </text:span></text:span><text:span text:style-name="Strong_20_Emphasis"><text:span text:style-name="T16">Adımları :</text:span></text:span></text:p>
      <text:list xml:id="list20455625658991" text:continue-numbering="true" text:style-name="L1">
        <text:list-header>
          <text:p text:style-name="P10">1. Kullanıcı uygulamaya giriş yapar </text:p>
          <text:p text:style-name="P10">2. Kullanıcı sepetine ürün ekler</text:p>
          <text:p text:style-name="P10">3. Kullanıcı sepetim sayfasında <text:span text:style-name="T18">herhangi bir işlem yapması</text:span></text:p>
          <text:p text:style-name="P10">4. Kullanıcı<text:span text:style-name="T18">nın internetinin kapatılır</text:span></text:p>
          <text:p text:style-name="P15">5. Uygulamanın kullanıcıya internetinin gittiğinin bildirilir</text:p>
          <text:p text:style-name="P15">6. İnternet bağlantısı tekrar sağlandığında uygulamanın çalışmaya devam et<text:span text:style-name="T19">tiği görülür.</text:span></text:p>
        </text:list-header>
      </text:list>
      <text:p text:style-name="P24"><text:span text:style-name="T4">Beklenen Sonuç : Kullanıcı </text:span><text:span text:style-name="T5">hiçbir problem yaşamadan interneti geldiğinde kaldığı yerden tekrar işlem yapabilmesi</text:span></text:p>
      <text:p text:style-name="P39"><text:span text:style-name="T5">Gerçekleşen Sonuç : Uygulama kullanıcıy</text:span><text:span text:style-name="T12">ı uyaran ekran göstermiyor</text:span><text:span text:style-name="T5">, test başarısız.</text:span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oft-page-break/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5"><text:span text:style-name="T1">Başlık : Sepet Sayfası</text:span></text:p>
      <text:p text:style-name="P25"><text:span text:style-name="T1">Açıklama : Sepet Sayfasın</text:span><text:span text:style-name="T3">da </text:span><text:span text:style-name="T6">Adres Eklemesinde Ad Denemesi</text:span></text:p>
      <text:p text:style-name="P31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42"><text:span text:style-name="T3">G</text:span><text:span text:style-name="T1">irdi : a b</text:span></text:p>
      <text:p text:style-name="P4"><text:span text:style-name="Strong_20_Emphasis"><text:span text:style-name="T15">Test </text:span></text:span><text:span text:style-name="Strong_20_Emphasis"><text:span text:style-name="T16">Adımları :</text:span></text:span></text:p>
      <text:list xml:id="list20455091083031" text:continue-numbering="true" text:style-name="L1">
        <text:list-header>
          <text:p text:style-name="P11">1. Kullanıcı uygulamaya giriş yapar </text:p>
          <text:p text:style-name="P11">2. Kullanıcı sepetine ürün ekler</text:p>
          <text:p text:style-name="P11">3. Kullanıcı sepetim sayfasında <text:span text:style-name="T20">sonraki kısıma geçer</text:span></text:p>
          <text:p text:style-name="P11">4. Kullanıcı <text:span text:style-name="T20">adres ekleye tıklar.</text:span></text:p>
          <text:p text:style-name="P16">5. Kullanıcı adında boşluk olacak şekilde <text:span text:style-name="T21">tek karakterle girdi yapar</text:span>.</text:p>
        </text:list-header>
      </text:list>
      <text:p text:style-name="P25"><text:span text:style-name="T5">Beklenen Sonuç : </text:span><text:span text:style-name="T6">Uygulama kullanıcının girdileri düzgün vermesini ister.</text:span></text:p>
      <text:p text:style-name="P35"><text:span text:style-name="T1">Gerçekleşen Sonuç : Uygulama kullanıcıya izin verir, test başarısız.</text:span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oft-page-break/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26"><text:span text:style-name="T1">Başlık : Sepet Sayfası</text:span></text:p>
      <text:p text:style-name="P26"><text:span text:style-name="T1">Açıklama : Sepet Sayfasın</text:span><text:span text:style-name="T3">da </text:span><text:span text:style-name="T6">Adres Eklemesinde </text:span><text:span text:style-name="T7">Soyad</text:span><text:span text:style-name="T6"> Denemesi</text:span></text:p>
      <text:p text:style-name="P32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43"><text:span text:style-name="T3">G</text:span><text:span text:style-name="T1">irdi : a b</text:span></text:p>
      <text:p text:style-name="P5"><text:span text:style-name="Strong_20_Emphasis"><text:span text:style-name="T15">Test </text:span></text:span><text:span text:style-name="Strong_20_Emphasis"><text:span text:style-name="T16">Adımları :</text:span></text:span></text:p>
      <text:list xml:id="list20456130074210" text:continue-numbering="true" text:style-name="L1">
        <text:list-header>
          <text:p text:style-name="P12">1. Kullanıcı uygulamaya giriş yapar </text:p>
          <text:p text:style-name="P12">2. Kullanıcı sepetine ürün ekler</text:p>
          <text:p text:style-name="P12">3. Kullanıcı sepetim sayfasında <text:span text:style-name="T20">sonraki kısıma geçer</text:span></text:p>
          <text:p text:style-name="P12">4. Kullanıcı <text:span text:style-name="T20">adres ekleye tıklar.</text:span></text:p>
          <text:p text:style-name="P17">5. Kullanıcı <text:span text:style-name="T22">soyadında</text:span> boşluk olacak şekilde <text:span text:style-name="T21">tek karakterle girdi yapar</text:span>.</text:p>
        </text:list-header>
      </text:list>
      <text:p text:style-name="P26"><text:span text:style-name="T5">Beklenen Sonuç : </text:span><text:span text:style-name="T6">Uygulama kullanıcının girdileri düzgün vermesini ister.</text:span></text:p>
      <text:p text:style-name="P36"><text:span text:style-name="T1">Gerçekleşen Sonuç : Uygulama kullanıcıya izin verir, test başarısız.</text:span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oft-page-break/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27"><text:span text:style-name="T1">Başlık : Sepet Sayfası</text:span></text:p>
      <text:p text:style-name="P27"><text:span text:style-name="T1">Açıklama : Sepet Sayfasın</text:span><text:span text:style-name="T3">da </text:span><text:span text:style-name="T6">Adres Eklemesinde </text:span><text:span text:style-name="T8">Telefon Denemesi</text:span></text:p>
      <text:p text:style-name="P33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44"><text:span text:style-name="T3">G</text:span><text:span text:style-name="T1">irdi : </text:span><text:span text:style-name="T8">Gerçek telefon numarası</text:span></text:p>
      <text:p text:style-name="P6"><text:span text:style-name="Strong_20_Emphasis"><text:span text:style-name="T15">Test </text:span></text:span><text:span text:style-name="Strong_20_Emphasis"><text:span text:style-name="T16">Adımları :</text:span></text:span></text:p>
      <text:list xml:id="list20455862923837" text:continue-numbering="true" text:style-name="L1">
        <text:list-header>
          <text:p text:style-name="P13">1. Kullanıcı uygulamaya giriş yapar </text:p>
          <text:p text:style-name="P13">2. Kullanıcı sepetine ürün ekler</text:p>
          <text:p text:style-name="P13">3. Kullanıcı sepetim sayfasında <text:span text:style-name="T20">sonraki kısıma geçer</text:span></text:p>
          <text:p text:style-name="P13">4. Kullanıcı <text:span text:style-name="T20">adres ekleye tıklar.</text:span></text:p>
          <text:p text:style-name="P18">5. Kullanıcı <text:span text:style-name="T23">telefon numarasını girer.</text:span></text:p>
          <text:p text:style-name="P20">6. Adres eklenirken uygulama telefon numarasına sms atar ve doğrular.</text:p>
        </text:list-header>
      </text:list>
      <text:p text:style-name="P27"><text:span text:style-name="T5">Beklenen Sonuç : </text:span><text:span text:style-name="T6">Uygulama </text:span><text:span text:style-name="T8">kullanıcıya doğrulama sms’i atar.</text:span></text:p>
      <text:p text:style-name="P37"><text:span text:style-name="T1">Gerçekleşen Sonuç : Uygulama kullanıcıya </text:span><text:span text:style-name="T9">doğrulama yapmadan adresi ekle</text:span><text:span text:style-name="T10">di</text:span><text:span text:style-name="T1">, test başarısız.</text:span></text:p>
      <text:p text:style-name="P37"><text:span text:style-name="T1"/></text:p>
      <text:p text:style-name="P37"><text:span text:style-name="T1"/></text:p>
      <text:p text:style-name="P37"><text:soft-page-break/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28"><text:span text:style-name="T1">Başlık : Sepet Sayfası</text:span></text:p>
      <text:p text:style-name="P28"><text:span text:style-name="T1">Açıklama : Sepet Sayfasın</text:span><text:span text:style-name="T3">da </text:span><text:span text:style-name="T11">Ürün Alımı</text:span></text:p>
      <text:p text:style-name="P34"><text:span text:style-name="T2">Ön şart : Kullanıcı</text:span><text:span text:style-name="T3">nın</text:span><text:span text:style-name="T2"> uygulamaya giriş y</text:span><text:span text:style-name="T3">apılı olması</text:span></text:p>
      <text:p text:style-name="P45"><text:span text:style-name="T3">G</text:span><text:span text:style-name="T1">irdi : </text:span><text:span text:style-name="T11">Doğru adres ve kullanıcı bilgileri</text:span></text:p>
      <text:p text:style-name="P7"><text:span text:style-name="Strong_20_Emphasis"><text:span text:style-name="T15">Test </text:span></text:span><text:span text:style-name="Strong_20_Emphasis"><text:span text:style-name="T16">Adımları :</text:span></text:span></text:p>
      <text:list xml:id="list20455849582792" text:continue-numbering="true" text:style-name="L1">
        <text:list-header>
          <text:p text:style-name="P14">1. Kullanıcı uygulamaya giriş yapar </text:p>
          <text:p text:style-name="P14">2. Kullanıcı sepetine ürün ekler</text:p>
          <text:p text:style-name="P14">3. Kullanıcı sepetim sayfasında <text:span text:style-name="T20">sonraki kısıma geçer</text:span></text:p>
          <text:p text:style-name="P14">4. Kullanıcı <text:span text:style-name="T20">adres ekleye tıklar.</text:span></text:p>
          <text:p text:style-name="P19">5. Kullanıcı <text:span text:style-name="T24">adresini doğru şekilde ekler.</text:span></text:p>
          <text:p text:style-name="P21">6. Kullanıcı kredi kartı bilgilerini girer.</text:p>
          <text:p text:style-name="P21">7. Sipariş başarıyla oluşturulur.</text:p>
        </text:list-header>
      </text:list>
      <text:p text:style-name="P28"><text:span text:style-name="T5">Beklenen Sonuç : </text:span><text:span text:style-name="T6">Uygulama</text:span><text:span text:style-name="T11">nın siparişi başarıyla oluşturması.</text:span></text:p>
      <text:p text:style-name="P38"><text:span text:style-name="T1">Gerçekleşen Sonuç : Uygulama </text:span><text:span text:style-name="T11">siparişi oluşturdu , test başarılı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" svg:font-family="lato, calibri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8T02:04:54.088000000</dc:date>
    <meta:editing-duration>PT22M33S</meta:editing-duration>
    <meta:editing-cycles>17</meta:editing-cycles>
    <meta:generator>LibreOffice/7.4.3.2$Windows_X86_64 LibreOffice_project/1048a8393ae2eeec98dff31b5c133c5f1d08b890</meta:generator>
    <meta:document-statistic meta:table-count="0" meta:image-count="0" meta:object-count="0" meta:page-count="7" meta:paragraph-count="83" meta:word-count="535" meta:character-count="3769" meta:non-whitespace-character-count="3310"/>
  </office:meta>
</office:document-meta>
</file>